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7e085" officeooo:paragraph-rsid="0017e085"/>
    </style:style>
    <style:style style:name="P2" style:family="paragraph" style:parent-style-name="Text_20_body">
      <style:text-properties officeooo:rsid="00193666" officeooo:paragraph-rsid="00193666"/>
    </style:style>
    <style:style style:name="P3" style:family="paragraph" style:parent-style-name="Text_20_body">
      <style:text-properties officeooo:rsid="00193666" officeooo:paragraph-rsid="001d5543"/>
    </style:style>
    <style:style style:name="P4" style:family="paragraph" style:parent-style-name="Text_20_body">
      <style:text-properties officeooo:rsid="001cca0a" officeooo:paragraph-rsid="001cca0a"/>
    </style:style>
    <style:style style:name="P5" style:family="paragraph" style:parent-style-name="Text_20_body">
      <style:text-properties officeooo:rsid="001cca0a" officeooo:paragraph-rsid="001d5543"/>
    </style:style>
    <style:style style:name="P6" style:family="paragraph" style:parent-style-name="Text_20_body">
      <style:text-properties officeooo:rsid="001db575" officeooo:paragraph-rsid="001db575"/>
    </style:style>
    <style:style style:name="P7" style:family="paragraph" style:parent-style-name="Text_20_body">
      <style:text-properties officeooo:rsid="00213579" officeooo:paragraph-rsid="00213579"/>
    </style:style>
    <style:style style:name="P8" style:family="paragraph" style:parent-style-name="Text_20_body">
      <style:text-properties officeooo:rsid="00236136" officeooo:paragraph-rsid="002591b4"/>
    </style:style>
    <style:style style:name="P9" style:family="paragraph" style:parent-style-name="Text_20_body">
      <style:text-properties officeooo:rsid="00236136" officeooo:paragraph-rsid="00260b01"/>
    </style:style>
    <style:style style:name="P10" style:family="paragraph" style:parent-style-name="Text_20_body">
      <style:text-properties officeooo:rsid="00236136" officeooo:paragraph-rsid="0028513d"/>
    </style:style>
    <style:style style:name="P11" style:family="paragraph" style:parent-style-name="Text_20_body">
      <style:text-properties officeooo:rsid="0029066b" officeooo:paragraph-rsid="0029066b"/>
    </style:style>
    <style:style style:name="P12" style:family="paragraph" style:parent-style-name="Text_20_body">
      <style:text-properties officeooo:rsid="0029066b" officeooo:paragraph-rsid="00292d2a"/>
    </style:style>
    <style:style style:name="P13" style:family="paragraph" style:parent-style-name="Text_20_body">
      <style:text-properties officeooo:rsid="00292d2a" officeooo:paragraph-rsid="00292d2a"/>
    </style:style>
    <style:style style:name="P14" style:family="paragraph" style:parent-style-name="Text_20_body">
      <style:text-properties officeooo:rsid="00292d2a" officeooo:paragraph-rsid="002a2551"/>
    </style:style>
    <style:style style:name="P15" style:family="paragraph" style:parent-style-name="Text_20_body">
      <style:text-properties officeooo:rsid="002a2551" officeooo:paragraph-rsid="002a2551"/>
    </style:style>
    <style:style style:name="P16" style:family="paragraph" style:parent-style-name="Text_20_body">
      <style:text-properties officeooo:rsid="002d1b10" officeooo:paragraph-rsid="002d1b10"/>
    </style:style>
    <style:style style:name="P17" style:family="paragraph" style:parent-style-name="Text_20_body">
      <style:text-properties officeooo:rsid="00213579" officeooo:paragraph-rsid="00236136"/>
    </style:style>
    <style:style style:name="P18" style:family="paragraph" style:parent-style-name="Heading_20_1">
      <style:text-properties officeooo:rsid="00236136" officeooo:paragraph-rsid="00236136"/>
    </style:style>
    <style:style style:name="P19" style:family="paragraph" style:parent-style-name="Heading_20_1">
      <style:text-properties officeooo:rsid="0017e085" officeooo:paragraph-rsid="0017e085"/>
    </style:style>
    <style:style style:name="T1" style:family="text">
      <style:text-properties officeooo:rsid="001b2555"/>
    </style:style>
    <style:style style:name="T2" style:family="text">
      <style:text-properties officeooo:rsid="001e69fc"/>
    </style:style>
    <style:style style:name="T3" style:family="text">
      <style:text-properties officeooo:rsid="00217e71"/>
    </style:style>
    <style:style style:name="T4" style:family="text">
      <style:text-properties officeooo:rsid="0024b0b1"/>
    </style:style>
    <style:style style:name="T5" style:family="text">
      <style:text-properties officeooo:rsid="0024cd6c"/>
    </style:style>
    <style:style style:name="T6" style:family="text">
      <style:text-properties officeooo:rsid="002591b4"/>
    </style:style>
    <style:style style:name="T7" style:family="text">
      <style:text-properties officeooo:rsid="0025a459"/>
    </style:style>
    <style:style style:name="T8" style:family="text">
      <style:text-properties officeooo:rsid="00260b01"/>
    </style:style>
    <style:style style:name="T9" style:family="text">
      <style:text-properties officeooo:rsid="002767aa"/>
    </style:style>
    <style:style style:name="T10" style:family="text">
      <style:text-properties officeooo:rsid="0028513d"/>
    </style:style>
    <style:style style:name="T11" style:family="text">
      <style:text-properties officeooo:rsid="00292d2a"/>
    </style:style>
    <style:style style:name="T12" style:family="text">
      <style:text-properties officeooo:rsid="002952ea"/>
    </style:style>
    <style:style style:name="T13" style:family="text">
      <style:text-properties officeooo:rsid="002a2551"/>
    </style:style>
    <style:style style:name="T14" style:family="text">
      <style:text-properties officeooo:rsid="002ba9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HTTP <text:span text:style-name="T6">performance</text:span> m<text:span text:style-name="T4">ea</text:span>surement <text:span text:style-name="T6">and other animals</text:span></text:h>
      <text:p text:style-name="P9">I often <text:span text:style-name="T5">need</text:span>, <text:span text:style-name="T5">i</text:span>n my <text:span text:style-name="T5">working activities , </text:span>to identify performance issues. <text:span text:style-name="T7">It's not unusual that many of them are problems related to network communication and analyzing TCP / IP based communications is pretty hard. Some application protocols, like the current version of HTTP, after all </text:span>undergone <text:span text:style-name="T8">changes over time, <text:s/>have become very complex.</text:span></text:p>
      <text:p text:style-name="P8"><text:span text:style-name="T5">I often</text:span> <text:span text:style-name="T5">sought for a tool to </text:span>facilitate my analysis, <text:span text:style-name="T5">and </text:span>after <text:span text:style-name="T5">a long time </text:span>trying in vain, <text:span text:style-name="T6">I had to overcome laziness and start to develop one by my self.</text:span></text:p>
      <text:p text:style-name="P10"><text:span text:style-name="T9">I'll try to briefly summarize </text:span>how a typical <text:span text:style-name="T9">HTTP </text:span>communication <text:span text:style-name="T10">between browser and server works</text:span>. <text:span text:style-name="T10">we focus on TCP, ignoring the rest ( such as DNS resolution, caching , etc).</text:span></text:p>
      <text:p text:style-name="P11">the browser create<text:span text:style-name="T11">s</text:span> a connection</text:p>
      <text:p text:style-name="P11">the browser <text:s/>send<text:span text:style-name="T11">s</text:span> a request</text:p>
      <text:p text:style-name="P11"><text:span text:style-name="T11">the server processes the request</text:span></text:p>
      <text:p text:style-name="P13">the server sends the response</text:p>
      <text:p text:style-name="P12">the browser <text:span text:style-name="T11">processes the response</text:span></text:p>
      <text:p text:style-name="P14">depending on the processed content, <text:span text:style-name="T13">the browser </text:span>sends further requests <text:span text:style-name="T12">re</text:span>using the initially created connection, <text:span text:style-name="T13">and/or create new ones on which allocate new requests.</text:span></text:p>
      <text:p text:style-name="P15">Then <text:span text:style-name="T11">the server processes </text:span>all <text:span text:style-name="T11">request</text:span>s<text:span text:style-name="T11"> </text:span>again and so on. After a given number of iterations and a certain amount of time close some or all the connections</text:p>
      <text:p text:style-name="P15">The technique of reusing connections <text:span text:style-name="T14">is called HTTP persistent connection</text:span></text:p>
      <text:p text:style-name="P16">For now we neglect other more complex features of HTTP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9:50:47.506433948</meta:creation-date>
    <dc:date>2014-11-05T22:36:48.930197616</dc:date>
    <meta:editing-duration>PT2H31M55S</meta:editing-duration>
    <meta:editing-cycles>25</meta:editing-cycles>
    <meta:generator>LibreOffice/4.3.2.2$Linux_X86_64 LibreOffice_project/430m0$Build-2</meta:generator>
    <meta:document-statistic meta:table-count="0" meta:image-count="0" meta:object-count="0" meta:page-count="1" meta:paragraph-count="13" meta:word-count="218" meta:character-count="1316" meta:non-whitespace-character-count="1109"/>
  </office:meta>
</office:document-meta>
</file>